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aragraph" style:master-page-name="MP0" style:family="paragraph">
      <style:paragraph-properties fo:break-before="page" fo:text-align="center"/>
    </style:style>
    <style:style style:name="T2" style:parent-style-name="normaltextrun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3" style:parent-style-name="paragraph" style:family="paragraph">
      <style:paragraph-properties fo:text-align="center"/>
    </style:style>
    <style:style style:name="T4" style:parent-style-name="normaltextrun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" style:parent-style-name="normaltextrun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6" style:parent-style-name="normaltextrun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7" style:parent-style-name="normaltextrun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8" style:parent-style-name="normaltextrun" style:family="text">
      <style:text-properties fo:font-size="11pt" style:font-size-asian="11pt" style:font-size-complex="11pt" fo:language="en" fo:country="US"/>
    </style:style>
    <style:style style:name="T9" style:parent-style-name="normaltextrun" style:family="text">
      <style:text-properties fo:font-size="11pt" style:font-size-asian="11pt" style:font-size-complex="11pt" fo:language="en" fo:country="US"/>
    </style:style>
    <style:style style:name="T10" style:parent-style-name="normaltextrun" style:family="text">
      <style:text-properties fo:font-size="11pt" style:font-size-asian="11pt" style:font-size-complex="11pt" fo:language="en" fo:country="US"/>
    </style:style>
    <style:style style:name="T11" style:parent-style-name="normaltextrun" style:family="text">
      <style:text-properties fo:font-size="11pt" style:font-size-asian="11pt" style:font-size-complex="11pt" fo:language="en" fo:country="US"/>
    </style:style>
    <style:style style:name="T12" style:parent-style-name="normaltextrun" style:family="text">
      <style:text-properties fo:font-size="11pt" style:font-size-asian="11pt" style:font-size-complex="11pt" fo:language="en" fo:country="US"/>
    </style:style>
    <style:style style:name="T13" style:parent-style-name="normaltextrun" style:family="text">
      <style:text-properties fo:font-size="11pt" style:font-size-asian="11pt" style:font-size-complex="11pt" fo:language="en" fo:country="US"/>
    </style:style>
    <style:style style:name="T14" style:parent-style-name="normaltextrun" style:family="text">
      <style:text-properties fo:font-size="11pt" style:font-size-asian="11pt" style:font-size-complex="11pt" fo:language="en" fo:country="US"/>
    </style:style>
    <style:style style:name="T15" style:parent-style-name="normaltextrun" style:family="text">
      <style:text-properties fo:font-size="11pt" style:font-size-asian="11pt" style:font-size-complex="11pt" fo:language="en" fo:country="US"/>
    </style:style>
    <style:style style:name="T16" style:parent-style-name="eop" style:family="text">
      <style:text-properties fo:font-size="11pt" style:font-size-asian="11pt" style:font-size-complex="11pt" fo:language="en" fo:country="US"/>
    </style:style>
    <style:style style:name="P17" style:parent-style-name="Normal" style:family="paragraph">
      <style:text-properties fo:hyphenate="true"/>
    </style:style>
    <style:style style:name="T18" style:parent-style-name="normaltextrun" style:family="text">
      <style:text-properties style:font-name="Times New Roman" fo:language="en" fo:country="US"/>
    </style:style>
    <style:style style:name="T19" style:parent-style-name="normaltextrun" style:family="text">
      <style:text-properties style:font-name="Times New Roman" fo:language="en" fo:country="US"/>
    </style:style>
    <style:style style:name="T20" style:parent-style-name="normaltextrun" style:family="text">
      <style:text-properties style:font-name="Times New Roman" fo:language="en" fo:country="US"/>
    </style:style>
    <style:style style:name="T21" style:parent-style-name="normaltextrun" style:family="text">
      <style:text-properties style:font-name="Times New Roman" fo:language="en" fo:country="US"/>
    </style:style>
    <style:style style:name="T22" style:parent-style-name="normaltextrun" style:family="text">
      <style:text-properties style:font-name="Times New Roman" fo:language="en" fo:country="US"/>
    </style:style>
    <style:style style:name="T23" style:parent-style-name="normaltextrun" style:family="text">
      <style:text-properties style:font-name="Times New Roman" fo:language="en" fo:country="US"/>
    </style:style>
    <style:style style:name="T24" style:parent-style-name="normaltextrun" style:family="text">
      <style:text-properties style:font-name="Times New Roman"/>
    </style:style>
    <style:style style:name="T25" style:parent-style-name="normaltextrun" style:family="text">
      <style:text-properties style:font-name="Times New Roman" fo:language="en" fo:country="US"/>
    </style:style>
    <style:style style:name="T26" style:parent-style-name="normaltextrun" style:family="text">
      <style:text-properties style:font-name="Times New Roman" fo:language="en" fo:country="US"/>
    </style:style>
    <style:style style:name="T27" style:parent-style-name="normaltextrun" style:family="text">
      <style:text-properties style:font-name="Times New Roman" fo:language="en" fo:country="US"/>
    </style:style>
    <style:style style:name="T28" style:parent-style-name="normaltextrun" style:family="text">
      <style:text-properties style:font-name="Times New Roman"/>
    </style:style>
    <style:style style:name="T29" style:parent-style-name="normaltextrun" style:family="text">
      <style:text-properties style:font-name="Times New Roman" fo:language="en" fo:country="US"/>
    </style:style>
    <style:style style:name="T30" style:parent-style-name="normaltextrun" style:family="text">
      <style:text-properties style:font-name="Times New Roman" fo:language="en" fo:country="US"/>
    </style:style>
    <style:style style:name="T31" style:parent-style-name="normaltextrun" style:family="text">
      <style:text-properties style:font-name="Times New Roman" fo:language="en" fo:country="US"/>
    </style:style>
    <style:style style:name="T32" style:parent-style-name="normaltextrun" style:family="text">
      <style:text-properties style:font-name="Times New Roman" fo:language="en" fo:country="US"/>
    </style:style>
    <style:style style:name="T33" style:parent-style-name="normaltextrun" style:family="text">
      <style:text-properties style:font-name="Times New Roman"/>
    </style:style>
    <style:style style:name="T34" style:parent-style-name="normaltextrun" style:family="text">
      <style:text-properties style:font-name="Times New Roman" fo:language="en" fo:country="US"/>
    </style:style>
    <style:style style:name="P35" style:parent-style-name="Normal" style:family="paragraph">
      <style:paragraph-properties style:vertical-align="auto" fo:margin-bottom="0in" fo:line-height="100%"/>
      <style:text-properties fo:hyphenate="true"/>
    </style:style>
    <style:style style:name="T36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NG" style:language-asian="en" style:country-asian="GB"/>
    </style:style>
    <style:style style:name="T37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US" style:language-asian="en" style:country-asian="GB"/>
    </style:style>
    <style:style style:name="T38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NG" style:language-asian="en" style:country-asian="GB"/>
    </style:style>
    <style:style style:name="T39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US" style:language-asian="en" style:country-asian="GB"/>
    </style:style>
    <style:style style:name="P40" style:parent-style-name="Normal" style:family="paragraph">
      <style:paragraph-properties style:vertical-align="auto" fo:margin-bottom="0in" fo:line-height="100%"/>
      <style:text-properties fo:hyphenate="true"/>
    </style:style>
    <style:style style:name="T41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NG" style:language-asian="en" style:country-asian="GB"/>
    </style:style>
    <style:style style:name="T42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US" style:language-asian="en" style:country-asian="GB"/>
    </style:style>
    <style:style style:name="T43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NG" style:language-asian="en" style:country-asian="GB"/>
    </style:style>
    <style:style style:name="P44" style:parent-style-name="Normal" style:family="paragraph">
      <style:paragraph-properties style:vertical-align="auto" fo:margin-bottom="0in" fo:line-height="100%"/>
      <style:text-properties fo:hyphenate="true"/>
    </style:style>
    <style:style style:name="T45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NG" style:language-asian="en" style:country-asian="GB"/>
    </style:style>
    <style:style style:name="T46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US" style:language-asian="en" style:country-asian="GB"/>
    </style:style>
    <style:style style:name="T47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NG" style:language-asian="en" style:country-asian="GB"/>
    </style:style>
    <style:style style:name="P48" style:parent-style-name="Normal" style:family="paragraph">
      <style:paragraph-properties style:vertical-align="auto" fo:margin-bottom="0in" fo:line-height="100%"/>
      <style:text-properties fo:hyphenate="true"/>
    </style:style>
    <style:style style:name="T49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NG" style:language-asian="en" style:country-asian="GB"/>
    </style:style>
    <style:style style:name="T50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US" style:language-asian="en" style:country-asian="GB"/>
    </style:style>
    <style:style style:name="T51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NG" style:language-asian="en" style:country-asian="GB"/>
    </style:style>
    <style:style style:name="P52" style:parent-style-name="Normal" style:family="paragraph">
      <style:paragraph-properties style:vertical-align="auto" fo:margin-bottom="0in" fo:line-height="100%"/>
      <style:text-properties fo:hyphenate="true"/>
    </style:style>
    <style:style style:name="T53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NG" style:language-asian="en" style:country-asian="GB"/>
    </style:style>
    <style:style style:name="T54" style:parent-style-name="DefaultParagraphFont" style:family="text">
      <style:text-properties style:font-name="Times New Roman" style:font-name-asian="Times New Roman" fo:font-size="10pt" style:font-size-asian="10pt" style:font-size-complex="10pt" fo:language="en" fo:country="US" style:language-asian="en" style:country-asian="GB"/>
    </style:style>
    <style:style style:name="P55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fo:language="en" fo:country="US" style:language-asian="en" style:country-asian="GB" fo:hyphenate="true"/>
    </style:style>
    <style:style style:name="P5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fo:language="en" fo:country="US" style:language-asian="en" style:country-asian="GB" fo:hyphenate="true"/>
    </style:style>
    <style:style style:name="P5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fo:language="en" fo:country="US" style:language-asian="en" style:country-asian="GB" fo:hyphenate="true"/>
    </style:style>
    <style:style style:name="P5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fo:language="en" fo:country="US" style:language-asian="en" style:country-asian="GB" fo:hyphenate="true"/>
    </style:style>
    <style:style style:name="P5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fo:language="en" fo:country="US" style:language-asian="en" style:country-asian="GB" fo:hyphenate="true"/>
    </style:style>
    <style:style style:name="P6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fo:language="en" fo:country="US" style:language-asian="en" style:country-asian="GB" fo:hyphenate="true"/>
    </style:style>
    <style:style style:name="P6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fo:language="en" fo:country="US" style:language-asian="en" style:country-asian="GB" fo:hyphenate="true"/>
    </style:style>
    <style:style style:name="P6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fo:language="en" fo:country="US" style:language-asian="en" style:country-asian="GB" fo:hyphenate="true"/>
    </style:style>
    <style:style style:name="P6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fo:language="en" fo:country="US" style:language-asian="en" style:country-asian="GB" fo:hyphenate="true"/>
    </style:style>
    <style:style style:name="P6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fo:language="en" fo:country="US" style:language-asian="en" style:country-asian="GB" fo:hyphenate="true"/>
    </style:style>
    <style:style style:name="P65" style:parent-style-name="Normal" style:family="paragraph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Group 3</text:span></text:p>
      <text:p text:style-name="P3"><text:span text:style-name="T4">Key Activation</text:span><text:span text:style-name="T5"><text:s/>System</text:span><text:span text:style-name="T6"><text:s/></text:span><text:span text:style-name="T7">Explained</text:span></text:p>
      <text:p text:style-name="paragraph"><text:span text:style-name="T8">Step 1</text:span></text:p>
      <text:p text:style-name="paragraph"><text:span text:style-name="T9">For t</text:span><text:span text:style-name="T10">he<text:s/></text:span><text:span text:style-name="T11">key activation system, we establish the discrete signal and sampling frequency of the audio file.</text:span></text:p>
      <text:p text:style-name="paragraph"><text:span text:style-name="T12">Step<text:s/></text:span><text:span text:style-name="T13">2</text:span></text:p>
      <text:p text:style-name="paragraph"><text:span text:style-name="T14">We use Fourier fast transform (FFT) to transform the signal into the frequency domain and then viewed the spectrum of the signal.</text:span></text:p>
      <text:p text:style-name="paragraph"/>
      <text:p text:style-name="paragraph"><text:span text:style-name="T15">Step 3<text:s/></text:span><text:span text:style-name="T16"> </text:span></text:p>
      <text:p text:style-name="P17"><text:span text:style-name="T18">Based on the given frequency of the signal which is 392Hz, we use filter designer to establish<text:s/></text:span><text:span text:style-name="T19">First Stopband Frequency (</text:span><text:span text:style-name="T20">fstop1</text:span><text:span text:style-name="T21">)</text:span><text:span text:style-name="T22">,<text:s/></text:span><text:span text:style-name="T23">First Passband Frequency</text:span><text:span text:style-name="T24">(</text:span><text:span text:style-name="T25">fpass1</text:span><text:span text:style-name="T26">)</text:span><text:span text:style-name="T27">,<text:s/></text:span><text:span text:style-name="T28">Second</text:span><text:span text:style-name="T29"><text:s/>Passband Frequency (</text:span><text:span text:style-name="T30">fpass2</text:span><text:span text:style-name="T31">)</text:span><text:span text:style-name="T32">,<text:s/></text:span><text:span text:style-name="T33">Second</text:span><text:span text:style-name="T34"><text:s/>Stopband Frequency (fstop2), Sampling Frequency (Fs) for the filter which are:</text:span></text:p>
      <text:p text:style-name="P35"><text:span text:style-name="T36">Fs = 14</text:span><text:span text:style-name="T37">,</text:span><text:span text:style-name="T38">000</text:span><text:span text:style-name="T39">Hz</text:span></text:p>
      <text:p text:style-name="P40"><text:span text:style-name="T41">Fstop1 = 352</text:span><text:span text:style-name="T42">Hz</text:span><text:span text:style-name="T43"><text:s text:c="13"/></text:span></text:p>
      <text:p text:style-name="P44"><text:span text:style-name="T45">Fpass1 = 372</text:span><text:span text:style-name="T46">Hz</text:span><text:span text:style-name="T47"><text:s text:c="13"/></text:span></text:p>
      <text:p text:style-name="P48"><text:span text:style-name="T49">Fpass2 = 412</text:span><text:span text:style-name="T50">Hz</text:span><text:span text:style-name="T51"><text:s text:c="13"/></text:span></text:p>
      <text:p text:style-name="P52"><text:span text:style-name="T53">Fstop2 = 43</text:span><text:span text:style-name="T54">2Hz</text:span></text:p>
      <text:p text:style-name="P55"/>
      <text:p text:style-name="P56">Step 4</text:p>
      <text:p text:style-name="P57">Generate<text:s/>Matlab code from<text:s/>the<text:s/>filter designer function including the system objects (Hd). Use the Load command to load Hd into Matlab.</text:p>
      <text:p text:style-name="P58"/>
      <text:p text:style-name="P59">Step 5</text:p>
      <text:p text:style-name="P60">Use the filter function in Matlab with the system object Hd as numerator coefficients, denominator coefficients as 1 and the signal (S) as parameters.</text:p>
      <text:p text:style-name="P61"/>
      <text:p text:style-name="P62">Step 6</text:p>
      <text:p text:style-name="P63">Transform the filtered signal into the frequency domain with the FFT function and plot the filtered signal.<text:s/></text:p>
      <text:p text:style-name="P64"/>
      <text:p text:style-name="paragraph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NG" style:language-asian="en" style:country-asian="GB" fo:hyphenate="tru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DHARSHAN A V</meta:initial-creator>
    <dc:creator>Microsoft Office User</dc:creator>
    <meta:creation-date>2022-12-07T15:02:00Z</meta:creation-date>
    <dc:date>2022-12-07T15:52:00Z</dc:date>
    <meta:template xlink:href="Normal" xlink:type="simple"/>
    <meta:editing-cycles>3</meta:editing-cycles>
    <meta:editing-duration>PT2280S</meta:editing-duration>
    <meta:document-statistic meta:page-count="1" meta:paragraph-count="2" meta:word-count="167" meta:character-count="1119" meta:row-count="7" meta:non-whitespace-character-count="954"/>
  </office:meta>
</office:document-meta>
</file>